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764" officeooo:paragraph-rsid="00159764"/>
    </style:style>
    <style:style style:name="P2" style:family="paragraph" style:parent-style-name="Preformatted_20_Text">
      <style:text-properties officeooo:rsid="0017a660" officeooo:paragraph-rsid="0017a6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c3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ine with <text:span text:style-name="Source_20_Text">source text</text:span> style</text:p>
      <text:p text:style-name="Preformatted_20_Text">paragraph with preformatted text style<text:line-break/> <text:span text:style-name="T2">how<text:line-break/> <text:s text:c="2"/>about<text:line-break/> thi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0:18:20.471123525</meta:creation-date>
    <dc:date>2018-08-20T18:08:29.478213898</dc:date>
    <meta:editing-duration>PT27M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3" meta:character-count="88" meta:non-whitespace-character-count="72"/>
  </office:meta>
</office:document-meta>
</file>